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808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3f7f7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ntegration With the Enterprise</text:h>
      <text:p text:style-name="Text_20_body"/>
      <text:h text:style-name="Heading_20_2" text:outline-level="2">Directories</text:h>
      <text:p text:style-name="Text_20_body">Bedework 3.6 is packaged with JBoss. <text:s/>Look to Chapter 3.4 “Authentication“ for details of how to authenticate against your enterprise directory server. <text:s/>See Chapter 3.11 “Access rights and groups” for information about how you might configure Bedework to use your enterprise directory for users and groups.</text:p>
      <text:h text:style-name="Heading_20_2" text:outline-level="2">Portals</text:h>
      <text:p text:style-name="Standard">Bedework's data feeds should work well with portlets that consume icalendar or xml (rss) data. <text:s/>Bedework has also been deployed into (at least) uPortal, Liferay, and Plumbtree using the portal-struts bridge or through use of proxies. <text:s/>Some efforts have been made to write CalDAV portlets as well. </text:p>
      <text:p text:style-name="Standard"/>
      <text:p text:style-name="Standard">Our recommendation is to run Bedework outside of the portal itself, and pull in data feeds or expose the calendar by way of single sign-on or web proxy.</text:p>
      <text:h text:style-name="Heading_20_2" text:outline-level="2">Email</text:h>
      <text:p text:style-name="Text_20_body">Bedework ships with two classes, configured in <text:span text:style-name="T1">cal.options.xml: </text:span><text:span text:style-name="T2">the TestMailer (configured on line 89) and the DummyMailer (configred on line 98) . <text:s/>The mailer class used is defined on line 149:</text:span></text:p>
      <text:p text:style-name="Preformatted_20_Text"><text:span text:style-name="T3">&lt;</text:span><text:span text:style-name="T4">mailerClass</text:span><text:span text:style-name="T3">&gt;</text:span><text:span text:style-name="T5">org.bedework.mail.DummyMailer</text:span><text:span text:style-name="T3">&lt;/</text:span><text:span text:style-name="T4">mailerClass</text:span><text:span text:style-name="T3">&gt;</text:span></text:p>
      <text:p text:style-name="Standard">The default configuration, DummyMailer, only logs mail messages. <text:s/>The TestMailer (which will be renamed in a future release) is used in production to support the sending of scheduling messages (iMIP). <text:s/></text:p>
      <text:p text:style-name="Standard"/>
      <text:h text:style-name="Heading_20_2" text:outline-level="2">Other calendar system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Tahoma1" svg:font-family="Tahoma"/>
    <style:font-face style:name="TimesNewRoman" svg:font-family="TimesNewRoman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 Linotype"/>
    </style:style>
    <style:style style:name="Text_20_body" style:display-name="Text body" style:family="paragraph" style:parent-style-name="Standard" style:class="text">
      <style:paragraph-properties fo:margin-top="0in" fo:margin-bottom="0.1402in" fo:text-align="start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701in" fo:margin-bottom="0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class="text" style:master-page-name="">
      <style:paragraph-properties fo:text-align="center" style:justify-single-word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prefix="Chapter " style:num-suffix=" " style:num-format="1">
        <style:list-level-properties text:min-label-distance="0.15in"/>
      </text:outline-level-style>
      <text:outline-level-style text:level="2" text:style-name="Numbering_20_Symbols" style:num-suffix=" 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space-before="0.5in" text:min-label-width="0.1575in"/>
        <style:text-properties style:font-name="StarSymbol"/>
      </text:list-level-style-bullet>
      <text:list-level-style-bullet text:level="2" text:style-name="Bullet_20_Symbols" text:bullet-char="•">
        <style:list-level-properties text:space-before="0.1in" text:min-label-width="0.1575in"/>
        <style:text-properties style:font-name="StarSymbol"/>
      </text:list-level-style-bullet>
      <text:list-level-style-bullet text:level="3" text:style-name="Bullet_20_Symbols" text:bullet-char="•">
        <style:list-level-properties text:space-before="0.15in" text:min-label-width="0.1575in"/>
        <style:text-properties style:font-name="StarSymbol"/>
      </text:list-level-style-bullet>
      <text:list-level-style-bullet text:level="4" text:style-name="Bullet_20_Symbols" text:bullet-char="•">
        <style:list-level-properties text:space-before="0.2in" text:min-label-width="0.1575in"/>
        <style:text-properties style:font-name="StarSymbol"/>
      </text:list-level-style-bullet>
      <text:list-level-style-bullet text:level="5" text:style-name="Bullet_20_Symbols" text:bullet-char="•">
        <style:list-level-properties text:space-before="0.25in" text:min-label-width="0.1575in"/>
        <style:text-properties style:font-name="StarSymbol"/>
      </text:list-level-style-bullet>
      <text:list-level-style-bullet text:level="6" text:style-name="Bullet_20_Symbols" text:bullet-char="•">
        <style:list-level-properties text:space-before="0.3in" text:min-label-width="0.1575in"/>
        <style:text-properties style:font-name="StarSymbol"/>
      </text:list-level-style-bullet>
      <text:list-level-style-bullet text:level="7" text:style-name="Bullet_20_Symbols" text:bullet-char="•">
        <style:list-level-properties text:space-before="0.35in" text:min-label-width="0.1575in"/>
        <style:text-properties style:font-name="StarSymbol"/>
      </text:list-level-style-bullet>
      <text:list-level-style-bullet text:level="8" text:style-name="Bullet_20_Symbols" text:bullet-char="•">
        <style:list-level-properties text:space-before="0.4in" text:min-label-width="0.1575in"/>
        <style:text-properties style:font-name="StarSymbol"/>
      </text:list-level-style-bullet>
      <text:list-level-style-bullet text:level="9" text:style-name="Bullet_20_Symbols" text:bullet-char="•">
        <style:list-level-properties text:space-before="0.45in" text:min-label-width="0.1575in"/>
        <style:text-properties style:font-name="StarSymbol"/>
      </text:list-level-style-bullet>
      <text:list-level-style-bullet text:level="10" text:style-name="Bullet_20_Symbols" text:bullet-char="•">
        <style:list-level-properties text:space-before="0.5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75" text:date-value="2010-02-23T11:59:14.51">Feb 23, 2010</text:date> <text:tab/><text:tab/>p.<text:page-number text:select-page="current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9-06-22T10:20:22.42</meta:creation-date>
    <dc:language>en-US</dc:language>
    <meta:editing-cycles>6</meta:editing-cycles>
    <meta:editing-duration>PT00H36M12S</meta:editing-duration>
    <dc:title>BedeworkTemplate</dc:title>
    <meta:initial-creator>Arlen Johnson</meta:initial-creator>
    <dc:date>2010-02-23T11:59:14.44</dc:date>
    <dc:creator>Arlen Johnson</dc:creator>
    <meta:document-statistic meta:table-count="0" meta:image-count="0" meta:object-count="0" meta:page-count="1" meta:paragraph-count="12" meta:word-count="205" meta:character-count="1327"/>
    <meta:user-defined meta:name="Info 1"/>
    <meta:user-defined meta:name="Info 2"/>
    <meta:user-defined meta:name="Info 3"/>
    <meta:user-defined meta:name="Info 4"/>
    <meta:template xlink:type="simple" xlink:actuate="onRequest" xlink:title="BedeworkTemplate" xlink:href="../../../../../../../Documents%20and%20Settings/Arlen%20Johnson/Application%20Data/OpenOffice.org/3/user/template/BedeworkTemplate1.ott" meta:date="2009-10-07T16:52:01"/>
  </office:meta>
</office:document-meta>
</file>